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ttestation administrative</text:p>
      <text:p text:style-name="Standard"/>
      <text:p text:style-name="Standard"/>
      <text:p text:style-name="Standard"/>
      <text:p text:style-name="Standard"/>
      <text:p text:style-name="Standard">[[ repeatIn(objects,'admin') ]]</text:p>
      <text:p text:style-name="Standard"><text:tab/>celle-ci une template pour une attestation administrative pour Mr. [[ admin.complete_name 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2:46:32.59</meta:creation-date>
    <dc:date>2014-02-27T12:51:13.45</dc:date>
    <meta:editing-duration>PT4M46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3" meta:word-count="17" meta:character-count="150"/>
    <meta:user-defined meta:name="Info 1">http://localhost:8069</meta:user-defined>
    <meta:user-defined meta:name="Info 2">admin</meta:user-defined>
    <meta:user-defined meta:name="Info 3">150</meta:user-defined>
    <meta:user-defined meta:name="Info 4">grh.administrator</meta:user-defined>
  </office:meta>
</office:document-meta>
</file>